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co2" style:family="table-column">
      <style:table-column-properties fo:break-before="auto" style:column-width="2.0445in"/>
    </style:style>
    <style:style style:name="co3" style:family="table-column">
      <style:table-column-properties fo:break-before="auto" style:column-width="1.70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564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6201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528in" fo:break-before="auto" style:use-optimal-row-height="false"/>
    </style:style>
    <style:style style:name="ro7" style:family="table-row">
      <style:table-row-properties style:row-height="0.648in" fo:break-before="auto" style:use-optimal-row-height="false"/>
    </style:style>
    <style:style style:name="ro8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eeeeee"/>
      <style:text-properties style:font-name="Times New Roman" fo:font-size="10.5pt" style:font-size-asian="10.5pt" style:font-size-complex="10.5pt"/>
    </style:style>
    <style:style style:name="ce3" style:family="table-cell" style:parent-style-name="Default">
      <style:table-cell-properties fo:background-color="#dddddd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>
            <text:p>Сущности, с которыми работает наша система</text:p>
          </table:table-cell>
          <table:table-cell table:style-name="ce3" office:value-type="string">
            <text:p>Атрибуты</text:p>
          </table:table-cell>
          <table:table-cell table:style-name="ce3" office:value-type="string">
            <text:p>Назначение атрибутов</text:p>
          </table:table-cell>
        </table:table-row>
        <table:table-row table:style-name="ro2">
          <table:table-cell office:value-type="string">
            <text:p>1.Пользователь</text:p>
          </table:table-cell>
          <table:table-cell table:style-name="ce4" office:value-type="string">
            <text:p>UserID, имя, email, телефон</text:p>
          </table:table-cell>
          <table:table-cell office:value-type="string">
            <text:p>Хранение личной информации пользователя</text:p>
          </table:table-cell>
        </table:table-row>
        <table:table-row table:style-name="ro3">
          <table:table-cell office:value-type="string">
            <text:p>2.Менеджер</text:p>
          </table:table-cell>
          <table:table-cell table:style-name="ce4" office:value-type="string">
            <text:p>UserID, имя, email, телефон</text:p>
          </table:table-cell>
          <table:table-cell office:value-type="string">
            <text:p>Хранение информации о менеджере и его роли в системе</text:p>
          </table:table-cell>
        </table:table-row>
        <table:table-row table:style-name="ro3">
          <table:table-cell office:value-type="string">
            <text:p>3.Бухгалтерия</text:p>
          </table:table-cell>
          <table:table-cell office:value-type="string">
            <text:p>AccountingID, номер счета, сумма, дата оплаты, способ оплаты</text:p>
          </table:table-cell>
          <table:table-cell office:value-type="string">
            <text:p>Управление финансовыми транзакциями и оплатами</text:p>
          </table:table-cell>
        </table:table-row>
        <table:table-row table:style-name="ro4">
          <table:table-cell office:value-type="string">
            <text:p>4.Мастер</text:p>
          </table:table-cell>
          <table:table-cell office:value-type="string">
            <text:p>MasterID, имя, специализация</text:p>
          </table:table-cell>
          <table:table-cell office:value-type="string">
            <text:p>Хранение информации о мастерах и их профессиональных навыках</text:p>
          </table:table-cell>
        </table:table-row>
        <table:table-row table:style-name="ro5">
          <table:table-cell office:value-type="string">
            <text:p>5.Услуга</text:p>
          </table:table-cell>
          <table:table-cell office:value-type="string">
            <text:p>ServiceID, название, описание, цена</text:p>
          </table:table-cell>
          <table:table-cell office:value-type="string">
            <text:p>Хранение информации об услугах, которые можно заказать</text:p>
          </table:table-cell>
        </table:table-row>
        <table:table-row table:style-name="ro6">
          <table:table-cell office:value-type="string">
            <text:p>6.Расписание</text:p>
          </table:table-cell>
          <table:table-cell office:value-type="string">
            <text:p>ScheduleID, дата, время, ID мастера</text:p>
          </table:table-cell>
          <table:table-cell office:value-type="string">
            <text:p>Управление расписанием мастеров и их рабочими часами</text:p>
          </table:table-cell>
        </table:table-row>
        <table:table-row table:style-name="ro7">
          <table:table-cell office:value-type="string">
            <text:p>7.Запись</text:p>
          </table:table-cell>
          <table:table-cell office:value-type="string">
            <text:p>BookingID, UserID, ServiceID, дата, время, статус</text:p>
          </table:table-cell>
          <table:table-cell office:value-type="string">
            <text:p>Хранение информации о записях на прием и управление статусом этих записей</text:p>
          </table:table-cell>
        </table:table-row>
      </table:table>
      <table:table table:name="Лист2" table:style-name="ta1" table:print="false">
        <table:table-column table:style-name="co4" table:default-cell-style-name="Default"/>
        <table:table-row table:style-name="ro8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4">01/04/2025</text:date>, <text:time>23:55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ина мклина</meta:initial-creator>
    <meta:creation-date>2025-01-04T23:37:02</meta:creation-date>
    <dc:date>2025-01-04T23:55:48</dc:date>
    <dc:creator>алина мклина</dc:creator>
    <meta:editing-duration>PT2M26S</meta:editing-duration>
    <meta:editing-cycles>1</meta:editing-cycles>
    <meta:document-statistic meta:table-count="3" meta:cell-count="24" meta:object-count="0"/>
    <meta:generator>OpenOffice/4.1.14$Unix OpenOffice.org_project/4114m1$Build-9811</meta:generator>
    <meta:user-defined meta:name=""/>
  </office:meta>
</office:document-meta>
</file>